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style:vertical-align="automatic" fo:background-color="transparen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32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9.04875cm"/>
    </style:style>
    <style:style style:name="co10" style:family="table-column">
      <style:table-column-properties fo:break-before="auto" style:column-width="3.704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assistance by donor to Somali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7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1">
            <text:p>USA: United States; ECHO: European Commission’s Humanitarian Aid and Civil Protection department; CERF: Central Emergency Response Fund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Donor</text:p>
          </table:table-cell>
          <table:table-cell office:value-type="string" table:style-name="ce5">
            <text:p>US$ million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ECHO</text:p>
          </table:table-cell>
          <table:table-cell office:value-type="float" office:value="44.286214999999999" table:style-name="ce18">
            <text:p>44.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UK</text:p>
          </table:table-cell>
          <table:table-cell office:value-type="float" office:value="39.039569999999998" table:style-name="ce27">
            <text:p>39.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Germany</text:p>
          </table:table-cell>
          <table:table-cell office:value-type="float" office:value="33.578158999999999" table:style-name="ce27">
            <text:p>33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USA</text:p>
          </table:table-cell>
          <table:table-cell office:value-type="float" office:value="27.384748999999999" table:style-name="ce27">
            <text:p>27.4</text:p>
          </table:table-cell>
          <table:table-cell table:number-columns-repeated="3" table:style-name="ce1"/>
          <table:table-cell table:style-name="ce1">
            <draw:frame xmlns:presentation="urn:oasis:names:tc:opendocument:xmlns:presentation:1.0" draw:z-index="1" draw:id="id0" draw:style-name="a0" draw:name="Chart 2" svg:x="0.49167in" svg:y="0.08333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Canada</text:p>
          </table:table-cell>
          <table:table-cell office:value-type="float" office:value="20.272566000000001" table:style-name="ce27">
            <text:p>20.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Japan</text:p>
          </table:table-cell>
          <table:table-cell office:value-type="float" office:value="11.9" table:style-name="ce27">
            <text:p>11.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CERF</text:p>
          </table:table-cell>
          <table:table-cell office:value-type="float" office:value="11.006303000000001" table:style-name="ce27">
            <text:p>11.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Denmark</text:p>
          </table:table-cell>
          <table:table-cell office:value-type="float" office:value="7.6654980000000004" table:style-name="ce27">
            <text:p>7.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6">
            <text:p>Finland</text:p>
          </table:table-cell>
          <table:table-cell office:value-type="float" office:value="6.4832219999999996" table:style-name="ce27">
            <text:p>6.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6">
            <text:p>Sweden</text:p>
          </table:table-cell>
          <table:table-cell office:value-type="float" office:value="5.4453909999999999" table:style-name="ce28">
            <text:p>5.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number-columns-repeated="3" table:style-name="ce25"/>
          <table:table-cell table:number-columns-repeated="16380"/>
        </table:table-row>
        <table:table-row table:number-rows-repeated="2" table:style-name="ro1">
          <table:table-cell/>
          <table:table-cell table:number-columns-repeated="3" table:style-name="ce25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Figure_2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Somalia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0">
            <text:p>Development Initiatives based on UN OCHA FTS data. Data downloaded on 17 May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1">
            <text:p>NGOs: Non-governmental organisations;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Appealing Agency <text:s/>type</text:p>
          </table:table-cell>
          <table:table-cell office:value-type="string" table:style-name="ce11">
            <text:p>Tota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Government</text:p>
          </table:table-cell>
          <table:table-cell office:value-type="float" office:value="91592" table:style-name="ce12">
            <text:p>915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NGOs</text:p>
          </table:table-cell>
          <table:table-cell office:value-type="float" office:value="30444938" table:style-name="ce12">
            <text:p>3044493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Other</text:p>
          </table:table-cell>
          <table:table-cell office:value-type="float" office:value="35304040" table:style-name="ce12">
            <text:p>3530404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2">
            <text:p>Red Cross / Red Crescent</text:p>
          </table:table-cell>
          <table:table-cell office:value-type="float" office:value="36138562" table:style-name="ce12">
            <text:p>36138562</text:p>
          </table:table-cell>
          <table:table-cell table:number-columns-repeated="3"/>
          <table:table-cell table:style-name="ce1">
            <draw:frame xmlns:presentation="urn:oasis:names:tc:opendocument:xmlns:presentation:1.0" draw:z-index="1" draw:id="id1" draw:style-name="a1" draw:name="Chart 2" svg:x="0.2in" svg:y="0.08333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UN Agencies</text:p>
          </table:table-cell>
          <table:table-cell office:value-type="float" office:value="153629999" table:style-name="ce12">
            <text:p>15362999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1">
            <text:p>Grand Total</text:p>
          </table:table-cell>
          <table:table-cell office:value-type="float" office:value="255609131" table:style-name="ce11">
            <text:p>25560913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igure_3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CERF allocation to Somalia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7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US$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4">
            <text:p>Health</text:p>
          </table:table-cell>
          <table:table-cell office:value-type="float" office:value="4496117" table:style-name="ce13">
            <text:p>4496117.00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Food</text:p>
          </table:table-cell>
          <table:table-cell office:value-type="float" office:value="2004812" table:style-name="ce14">
            <text:p>2004812.00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Agriculture</text:p>
          </table:table-cell>
          <table:table-cell office:value-type="float" office:value="1500000" table:style-name="ce14">
            <text:p>1500000.000</text:p>
          </table:table-cell>
          <table:table-cell table:number-columns-repeated="3"/>
          <table:table-cell table:style-name="ce1">
            <draw:frame xmlns:presentation="urn:oasis:names:tc:opendocument:xmlns:presentation:1.0" draw:z-index="1" draw:id="id2" draw:style-name="a2" draw:name="Chart 2" svg:x="0.10833in" svg:y="0.08333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Water and sanitation</text:p>
          </table:table-cell>
          <table:table-cell office:value-type="float" office:value="3005372" table:style-name="ce15">
            <text:p>3005372.00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11006301" table:style-name="ce1">
            <text:p>1100630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igure_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Pooled funding to Somali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7 May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5">
            <text:p>20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CERF</text:p>
          </table:table-cell>
          <table:table-cell office:value-type="float" office:value="0" table:style-name="ce17">
            <text:p>0.0</text:p>
          </table:table-cell>
          <table:table-cell office:value-type="float" office:value="21.203012999999999" table:style-name="ce17">
            <text:p>21.2</text:p>
          </table:table-cell>
          <table:table-cell office:value-type="float" office:value="21.443999000000002" table:style-name="ce17">
            <text:p>21.4</text:p>
          </table:table-cell>
          <table:table-cell office:value-type="float" office:value="25.289318000000002" table:style-name="ce17">
            <text:p>25.3</text:p>
          </table:table-cell>
          <table:table-cell office:value-type="float" office:value="11.006303000000001" table:style-name="ce18">
            <text:p>11.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CHF</text:p>
          </table:table-cell>
          <table:table-cell office:value-type="float" office:value="44.405622000000001" table:style-name="ce19">
            <text:p>44.4</text:p>
          </table:table-cell>
          <table:table-cell office:value-type="float" office:value="77.022727000000003" table:style-name="ce19">
            <text:p>77.0</text:p>
          </table:table-cell>
          <table:table-cell office:value-type="float" office:value="33.746918000000001" table:style-name="ce19">
            <text:p>33.7</text:p>
          </table:table-cell>
          <table:table-cell office:value-type="float" office:value="32.412025" table:style-name="ce19">
            <text:p>32.4</text:p>
          </table:table-cell>
          <table:table-cell office:value-type="float" office:value="2.5057119999999999" table:style-name="ce20">
            <text:p>2.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xmlns:presentation="urn:oasis:names:tc:opendocument:xmlns:presentation:1.0" draw:z-index="1" draw:id="id3" draw:style-name="a3" draw:name="Chart 3" svg:x="0in" svg:y="0.08333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Figure_5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Funding to Somali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21">
            <text:p>Development Initiatives based on UN OCHA FTS data. Data downloaded on 17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‘Other’ includes Economic recovery and infrastructure; Protection/Human rights/Rule of law; Shelter and non-food items; Mine action; and Safety and security of staff and opera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9">
            <text:p>IASC Standard Sector</text:p>
          </table:table-cell>
          <table:table-cell office:value-type="string" table:style-name="ce30">
            <text:p>Total 2016</text:p>
          </table:table-cell>
          <table:table-cell table:style-name="ce1"/>
          <table:table-cell office:value-type="string" table:style-name="ce22">
            <text:p>Other</text:p>
          </table:table-cell>
          <table:table-cell office:value-type="string" table:style-name="ce23">
            <text:p>US$m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Sector not yet specified</text:p>
          </table:table-cell>
          <table:table-cell office:value-type="float" office:value="138501919" table:style-name="ce7">
            <text:p>138501919</text:p>
          </table:table-cell>
          <table:table-cell table:style-name="ce1"/>
          <table:table-cell office:value-type="string" table:style-name="ce1">
            <text:p>Economic recovery and infrastructure</text:p>
          </table:table-cell>
          <table:table-cell office:value-type="float" office:value="8809756" table:style-name="ce1">
            <text:p>880975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Food</text:p>
          </table:table-cell>
          <table:table-cell office:value-type="float" office:value="35856677" table:style-name="ce7">
            <text:p>35856677</text:p>
          </table:table-cell>
          <table:table-cell table:style-name="ce1"/>
          <table:table-cell office:value-type="string" table:style-name="ce1">
            <text:p>Protection/Human rights/Rule of law</text:p>
          </table:table-cell>
          <table:table-cell office:value-type="float" office:value="5118296" table:style-name="ce1">
            <text:p>511829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Health</text:p>
          </table:table-cell>
          <table:table-cell office:value-type="float" office:value="24574820" table:style-name="ce7">
            <text:p>24574820</text:p>
          </table:table-cell>
          <table:table-cell table:style-name="ce1"/>
          <table:table-cell office:value-type="string" table:style-name="ce1">
            <text:p>Shelter and non-food items</text:p>
          </table:table-cell>
          <table:table-cell office:value-type="float" office:value="1389330" table:style-name="ce1">
            <text:p>138933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Coordination and support services</text:p>
          </table:table-cell>
          <table:table-cell office:value-type="float" office:value="19407692" table:style-name="ce7">
            <text:p>19407692</text:p>
          </table:table-cell>
          <table:table-cell table:style-name="ce1"/>
          <table:table-cell office:value-type="string" table:style-name="ce1">
            <text:p>Mine action</text:p>
          </table:table-cell>
          <table:table-cell office:value-type="float" office:value="872347" table:style-name="ce1">
            <text:p>8723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Agriculture</text:p>
          </table:table-cell>
          <table:table-cell office:value-type="float" office:value="10545178" table:style-name="ce7">
            <text:p>10545178</text:p>
          </table:table-cell>
          <table:table-cell table:style-name="ce1"/>
          <table:table-cell office:value-type="string" table:style-name="ce1">
            <text:p>Safety and security of staff and operations</text:p>
          </table:table-cell>
          <table:table-cell office:value-type="float" office:value="358166" table:style-name="ce1">
            <text:p>35816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2">
            <text:p>Water and Sanitation</text:p>
          </table:table-cell>
          <table:table-cell office:value-type="float" office:value="10174950" table:style-name="ce7">
            <text:p>1017495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4">
            <text:p>Other</text:p>
          </table:table-cell>
          <table:table-cell office:value-type="float" office:value="16547895" table:formula="msoxl:=SUM(F6:F10)" table:style-name="ce9">
            <text:p>165478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Grand Total</text:p>
          </table:table-cell>
          <table:table-cell office:value-type="float" office:value="255609131" table:style-name="ce1">
            <text:p>255609131</text:p>
          </table:table-cell>
          <table:table-cell table:number-columns-repeated="16381" table:style-name="ce1"/>
        </table:table-row>
        <table:table-row table:style-name="ro1">
          <table:table-cell table:number-columns-repeated="4"/>
          <table:table-cell table:style-name="ce1">
            <draw:frame xmlns:presentation="urn:oasis:names:tc:opendocument:xmlns:presentation:1.0" draw:z-index="1" draw:id="id4" draw:style-name="a4" draw:name="Chart 2" svg:x="0in" svg:y="0.025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table table:name="Figure_6" table:style-name="ta1">
        <table:table-column table:style-name="co1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Somali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7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1">
            <text:p>Note: 2016 data is up to and including 17 Ma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Emergency year</text:p>
          </table:table-cell>
          <table:table-cell office:value-type="string" table:style-name="ce11">
            <text:p>Total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2" table:style-name="ce6">
            <text:p>2012</text:p>
          </table:table-cell>
          <table:table-cell office:value-type="float" office:value="796.063851" table:style-name="ce31">
            <text:p>796.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013" table:style-name="ce6">
            <text:p>2013</text:p>
          </table:table-cell>
          <table:table-cell office:value-type="float" office:value="716.79606999999999" table:style-name="ce31">
            <text:p>716.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014" table:style-name="ce6">
            <text:p>2014</text:p>
          </table:table-cell>
          <table:table-cell office:value-type="float" office:value="671.641705" table:style-name="ce31">
            <text:p>671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015" table:style-name="ce6">
            <text:p>2015</text:p>
          </table:table-cell>
          <table:table-cell office:value-type="float" office:value="597.86015599999996" table:style-name="ce31">
            <text:p>597.9</text:p>
          </table:table-cell>
          <table:table-cell table:number-columns-repeated="4" table:style-name="ce1"/>
          <table:table-cell table:style-name="ce1">
            <draw:frame xmlns:presentation="urn:oasis:names:tc:opendocument:xmlns:presentation:1.0" draw:z-index="1" draw:id="id5" draw:style-name="a5" draw:name="Chart 2" svg:x="0.16667in" svg:y="0.08333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016" table:style-name="ce26">
            <text:p>2016</text:p>
          </table:table-cell>
          <table:table-cell office:value-type="float" office:value="255.60913099999999" table:style-name="ce32">
            <text:p>255.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Grand Total</text:p>
          </table:table-cell>
          <table:table-cell office:value-type="float" office:value="3037.9709130000001" table:style-name="ce1">
            <text:p>3037.970913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sannac</meta:initial-creator>
    <dc:creator>Arnaud Galinie</dc:creator>
    <meta:creation-date>2016-05-13T08:12:26Z</meta:creation-date>
    <dc:date>2016-05-18T11:17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20.0pt" svg:y="5.0pt" svg:width="329.0pt" svg:height="206.0pt" chart:style-name="Plt0">
          <chart:axis chart:dimension="x" chart:name="primary-x" chart:style-name="Axs0">
            <chart:categories table:cell-range-address="Figure_1.$B$6:.$B$15"/>
          </chart:axis>
          <chart:axis chart:dimension="y" chart:name="primary-y" chart:style-name="Axs1">
            <chart:title svg:x="0.79496062992126pt" svg:y="60.97968503937008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1.$C$5" chart:values-cell-range-address="Figure_1.$C$6:.$C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2.$B$6:.$B$10"/>
          </chart:axis>
          <chart:axis chart:dimension="y"/>
          <chart:series chart:values-cell-range-address="Figure_2.$C$6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3.$B$7:.$B$10"/>
          </chart:axis>
          <chart:axis chart:dimension="y"/>
          <chart:series chart:values-cell-range-address="Figure_3.$C$7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5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svg:x="24.0pt" svg:y="5.0pt" svg:width="281.7755118110236pt" svg:height="206.0pt" chart:style-name="Plt0">
          <chart:axis chart:dimension="x" chart:name="primary-x" chart:style-name="Axs0">
            <chart:categories table:cell-range-address="Figure_4.$C$4:.$G$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4.$B$5" chart:values-cell-range-address="Figure_4.$C$5:.$G$5" chart:class="chart:bar" chart:attached-axis="primary-y" chart:style-name="G0S0">
            <chart:data-point chart:style-name="G0S0P0"/>
            <chart:data-point chart:repeated="4"/>
          </chart:series>
          <chart:series chart:label-cell-address="Figure_4.$B$6" chart:values-cell-range-address="Figure_4.$C$6:.$G$6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ure_5.$B$6:.$B$12"/>
          </chart:axis>
          <chart:axis chart:dimension="y"/>
          <chart:series chart:values-cell-range-address="Figure_5.$C$6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24.0pt" svg:y="5.0pt" svg:width="325.0pt" svg:height="206.0pt" chart:style-name="Plt0">
          <chart:axis chart:dimension="x" chart:name="primary-x" chart:style-name="Axs0">
            <chart:categories table:cell-range-address="Figure_6.$B$6:.$B$10"/>
          </chart:axis>
          <chart:axis chart:dimension="y" chart:name="primary-y" chart:style-name="Axs1">
            <chart:title chart:style-name="AT01">
              <text:p text:style-name="a0" text:class-names="" text:cond-style-name="">US$ millions<text:line-break/></text:p>
            </chart:title>
            <chart:grid chart:class="major" chart:style-name="GMa1"/>
          </chart:axis>
          <chart:series chart:values-cell-range-address="Figure_6.$C$6:.$C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